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.09pt"/>
    </style:style>
    <style:style style:name="co2" style:family="table-column">
      <style:table-column-properties fo:break-before="auto" style:column-width="42.69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 style:data-style-name="N10"/>
    <style:style style:name="ce2" style:family="table-cell" style:parent-style-name="Default" style:data-style-name="N1"/>
    <style:style style:name="ce3" style:family="table-cell" style:parent-style-name="Default" style:data-style-name="N40"/>
    <style:style style:name="ce4" style:family="table-cell" style:parent-style-name="Default" style:data-style-name="N10">
      <style:table-cell-properties style:text-align-source="fix" style:repeat-content="false"/>
      <style:paragraph-properties fo:text-align="start" fo:margin-left="10.01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98.43pt" svg:y="48.56pt">
            <loext:p draw:notify-on-update-of-ranges="Sheet1.D27:Sheet1.D27 Sheet1.E27:Sheet1.E27 Sheet1.D28:Sheet1.D28 Sheet1.E28:Sheet1.E28 Sheet1.D29:Sheet1.D29 Sheet1.E29:Sheet1.E29 Sheet1.D30:Sheet1.D30 Sheet1.E30:Sheet1.E30 Sheet1.D31:Sheet1.D31 Sheet1.E31:Sheet1.E31 Sheet1.D32:Sheet1.D32 Sheet1.E32:Sheet1.E32 Sheet1.D33:Sheet1.D33 Sheet1.E33:Sheet1.E3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" table:default-cell-style-name="Default"/>
        <table:table-row table:style-name="ro1">
          <table:table-cell/>
          <table:table-cell office:value-type="string" calcext:value-type="string">
            <text:p>1led</text:p>
          </table:table-cell>
          <table:table-cell office:value-type="string" calcext:value-type="string">
            <text:p>2led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h</text:p>
          </table:table-cell>
          <table:table-cell table:number-columns-repeated="2" office:value-type="float" office:value="2500" calcext:value-type="float">
            <text:p>2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min</text:p>
          </table:table-cell>
          <table:table-cell office:value-type="float" office:value="3.2" calcext:value-type="float">
            <text:p>3.2</text:p>
          </table:table-cell>
          <table:table-cell table:formula="of:=[.B3]*2" office:value-type="float" office:value="6.4" calcext:value-type="float">
            <text:p>6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4.2" calcext:value-type="float">
            <text:p>4.2</text:p>
          </table:table-cell>
          <table:table-cell table:formula="of:=[.B4]*2" office:value-type="float" office:value="8.4" calcext:value-type="float">
            <text:p>8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v avg</text:p>
          </table:table-cell>
          <table:table-cell office:value-type="float" office:value="3.7" calcext:value-type="float">
            <text:p>3.7</text:p>
          </table:table-cell>
          <table:table-cell table:formula="of:=[.B5]*2" office:value-type="float" office:value="7.4" calcext:value-type="float">
            <text:p>7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Wh</text:p>
          </table:table-cell>
          <table:table-cell table:formula="of:=[.B5]*[.B2]" office:value-type="float" office:value="9250" calcext:value-type="float">
            <text:p>9250</text:p>
          </table:table-cell>
          <table:table-cell table:formula="of:=[.C5]*[.C2]" office:value-type="float" office:value="18500" calcext:value-type="float">
            <text:p>1850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hite vf</text:p>
          </table:table-cell>
          <table:table-cell office:value-type="float" office:value="3" calcext:value-type="float">
            <text:p>3</text:p>
          </table:table-cell>
          <table:table-cell table:formula="of:=[.B7]*2" office:value-type="float" office:value="6" calcext:value-type="float">
            <text:p>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 drop min</text:p>
          </table:table-cell>
          <table:table-cell table:formula="of:=[.B3]-[.B7]" office:value-type="float" office:value="0.2" calcext:value-type="float">
            <text:p>0.2</text:p>
          </table:table-cell>
          <table:table-cell table:formula="of:=[.C3]-[.C7]" office:value-type="float" office:value="0.4" calcext:value-type="float">
            <text:p>0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 drop max</text:p>
          </table:table-cell>
          <table:table-cell table:formula="of:=[.B4]-[.B7]" office:value-type="float" office:value="1.2" calcext:value-type="float">
            <text:p>1.2</text:p>
          </table:table-cell>
          <table:table-cell table:formula="of:=[.C4]-[.C7]" office:value-type="float" office:value="2.4" calcext:value-type="float">
            <text:p>2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 drop avg</text:p>
          </table:table-cell>
          <table:table-cell table:formula="of:=[.B5]-[.B7]" office:value-type="float" office:value="0.7" calcext:value-type="float">
            <text:p>0.7</text:p>
          </table:table-cell>
          <table:table-cell table:formula="of:=[.C5]-[.C7]" office:value-type="float" office:value="1.4" calcext:value-type="float">
            <text:p>1.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g current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 leds mW</text:p>
          </table:table-cell>
          <table:table-cell table:formula="of:=[.B7]*[.B11]" office:value-type="float" office:value="60" calcext:value-type="float">
            <text:p>60</text:p>
          </table:table-cell>
          <table:table-cell table:formula="of:=[.C11]*[.C7]"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 loss reg min</text:p>
          </table:table-cell>
          <table:table-cell table:formula="of:=[.B8]*[.B11]" office:value-type="float" office:value="4" calcext:value-type="float">
            <text:p>4</text:p>
          </table:table-cell>
          <table:table-cell table:formula="of:=[.C8]*[.C11]" office:value-type="float" office:value="8.00000000000001" calcext:value-type="float">
            <text:p>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 loss reg max</text:p>
          </table:table-cell>
          <table:table-cell table:formula="of:=[.B11]*[.B9]" office:value-type="float" office:value="24" calcext:value-type="float">
            <text:p>24</text:p>
          </table:table-cell>
          <table:table-cell table:formula="of:=[.C11]*[.C9]" office:value-type="float" office:value="48" calcext:value-type="float">
            <text:p>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 loss reg avg</text:p>
          </table:table-cell>
          <table:table-cell table:formula="of:=[.B11]*[.B10]" office:value-type="float" office:value="14" calcext:value-type="float">
            <text:p>14</text:p>
          </table:table-cell>
          <table:table-cell table:formula="of:=[.C11]*[.C10]" office:value-type="float" office:value="28" calcext:value-type="float">
            <text:p>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ot min</text:p>
          </table:table-cell>
          <table:table-cell table:formula="of:=[.B13]+[.B12]" office:value-type="float" office:value="64" calcext:value-type="float">
            <text:p>64</text:p>
          </table:table-cell>
          <table:table-cell table:formula="of:=[.C13]+[.C12]" office:value-type="float" office:value="128" calcext:value-type="float">
            <text:p>12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ot max</text:p>
          </table:table-cell>
          <table:table-cell table:formula="of:=[.B14]+[.B12]" office:value-type="float" office:value="84" calcext:value-type="float">
            <text:p>84</text:p>
          </table:table-cell>
          <table:table-cell table:formula="of:=[.C14]+[.C12]" office:value-type="float" office:value="168" calcext:value-type="float">
            <text:p>16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tot avg</text:p>
          </table:table-cell>
          <table:table-cell table:formula="of:=[.B15]+[.B12]" office:value-type="float" office:value="74" calcext:value-type="float">
            <text:p>74</text:p>
          </table:table-cell>
          <table:table-cell table:formula="of:=[.C15]+[.C12]" office:value-type="float" office:value="148" calcext:value-type="float">
            <text:p>14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st p min</text:p>
          </table:table-cell>
          <table:table-cell table:style-name="ce1" table:formula="of:=[.B13]/[.B16]" office:value-type="percentage" office:value="0.0625000000000001" calcext:value-type="percentage">
            <text:p>6%</text:p>
          </table:table-cell>
          <table:table-cell table:style-name="ce1" table:formula="of:=[.C13]/[.C16]" office:value-type="percentage" office:value="0.0625000000000001" calcext:value-type="percentage">
            <text:p>6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st p max</text:p>
          </table:table-cell>
          <table:table-cell table:style-name="ce1" table:formula="of:=[.B14]/[.B17]" office:value-type="percentage" office:value="0.285714285714286" calcext:value-type="percentage">
            <text:p>29%</text:p>
          </table:table-cell>
          <table:table-cell table:style-name="ce1" table:formula="of:=[.C14]/[.C17]" office:value-type="percentage" office:value="0.285714285714286" calcext:value-type="percentage">
            <text:p>29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ost p avg</text:p>
          </table:table-cell>
          <table:table-cell table:style-name="ce1" table:formula="of:=[.B15]/[.B18]" office:value-type="percentage" office:value="0.189189189189189" calcext:value-type="percentage">
            <text:p>19%</text:p>
          </table:table-cell>
          <table:table-cell table:style-name="ce1" table:formula="of:=[.C15]/[.C18]" office:value-type="percentage" office:value="0.189189189189189" calcext:value-type="percentage">
            <text:p>19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fetime max h</text:p>
          </table:table-cell>
          <table:table-cell table:style-name="ce2" table:formula="of:=[.B6]/[.B16]" office:value-type="float" office:value="144.53125" calcext:value-type="float">
            <text:p>145</text:p>
          </table:table-cell>
          <table:table-cell table:style-name="ce2" table:formula="of:=[.C6]/[.C16]" office:value-type="float" office:value="144.53125" calcext:value-type="float">
            <text:p>145</text:p>
          </table:table-cell>
          <table:table-cell/>
          <table:table-cell table:style-name="ce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lifetime avg h</text:p>
          </table:table-cell>
          <table:table-cell table:formula="of:=[.B6]/[.B18]" office:value-type="float" office:value="125" calcext:value-type="float">
            <text:p>125</text:p>
          </table:table-cell>
          <table:table-cell table:formula="of:=[.C6]/[.C18]" office:value-type="float" office:value="125" calcext:value-type="float">
            <text:p>12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ifetime min h</text:p>
          </table:table-cell>
          <table:table-cell table:style-name="ce2" table:formula="of:=[.B6]/[.B17]" office:value-type="float" office:value="110.119047619048" calcext:value-type="float">
            <text:p>110</text:p>
          </table:table-cell>
          <table:table-cell table:style-name="ce2" table:formula="of:=[.C6]/[.C17]" office:value-type="float" office:value="110.119047619048" calcext:value-type="float">
            <text:p>110</text:p>
          </table:table-cell>
          <table:table-cell/>
          <table:table-cell table:style-name="ce3" table:number-columns-repeated="2"/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1led</text:p>
          </table:table-cell>
          <table:table-cell office:value-type="string" calcext:value-type="string">
            <text:p>2leds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ost p min</text:p>
          </table:table-cell>
          <table:table-cell table:number-columns-repeated="2" table:style-name="ce1" office:value-type="percentage" office:value="0.0625000000000001" calcext:value-type="percentage">
            <text:p>6%</text:p>
          </table:table-cell>
          <table:table-cell/>
          <table:table-cell table:style-name="ce4" table:number-columns-repeated="3"/>
          <table:table-cell table:style-name="ce2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ost p max</text:p>
          </table:table-cell>
          <table:table-cell table:number-columns-repeated="2" table:style-name="ce1" office:value-type="percentage" office:value="0.285714285714286" calcext:value-type="percentage">
            <text:p>29%</text:p>
          </table:table-cell>
          <table:table-cell/>
          <table:table-cell table:style-name="ce4" table:number-columns-repeated="3"/>
          <table:table-cell table:style-name="ce2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lost p avg</text:p>
          </table:table-cell>
          <table:table-cell table:number-columns-repeated="2" table:style-name="ce1" office:value-type="percentage" office:value="0.189189189189189" calcext:value-type="percentage">
            <text:p>19%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ifetime max h</text:p>
          </table:table-cell>
          <table:table-cell table:number-columns-repeated="2" table:style-name="ce2" office:value-type="float" office:value="144.53125" calcext:value-type="float">
            <text:p>14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ifetime avg h</text:p>
          </table:table-cell>
          <table:table-cell table:number-columns-repeated="2" table:style-name="ce2" office:value-type="float" office:value="125" calcext:value-type="float">
            <text:p>12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lifetime min h</text:p>
          </table:table-cell>
          <table:table-cell table:number-columns-repeated="2" table:style-name="ce2" office:value-type="float" office:value="110.119047619048" calcext:value-type="float">
            <text:p>110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21">
      <number:number number:decimal-places="3" loext:min-decimal-places="3" number:min-integer-digits="1"/>
      <number:text>%</number:text>
    </number:percentage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4" loext:min-decimal-places="4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4T12:55:27.948922666</meta:creation-date>
    <dc:date>2018-02-24T13:34:22.577209799</dc:date>
    <meta:editing-duration>PT7M30S</meta:editing-duration>
    <meta:editing-cycles>1</meta:editing-cycles>
    <meta:document-statistic meta:table-count="1" meta:cell-count="91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1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2" style:family="chart" style:data-style-name="N1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3" style:family="chart" style:data-style-name="N1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075cm" svg:y="2.956cm" style:legend-expansion="high" chart:style-name="ch2"/>
        <chart:plot-area chart:style-name="ch3" table:cell-range-address="Sheet1.D27:Sheet1.E33" chart:data-source-has-labels="both" svg:x="0.32cm" svg:y="0.18cm" svg:width="12.435cm" svg:height="8.64cm">
          <chartooo:coordinate-region svg:x="1.259cm" svg:y="0.38cm" svg:width="10.688cm" svg:height="7.793cm"/>
          <chart:axis chart:dimension="x" chart:name="primary-x" chart:style-name="ch4" chartooo:axis-type="auto">
            <chartooo:date-scale/>
            <chart:categories table:cell-range-address="Sheet1.E27:Sheet1.E2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heet1.E28:Sheet1.E28" chart:label-cell-address="Sheet1.D28:Sheet1.D28" chart:class="chart:bar">
            <chart:data-point/>
          </chart:series>
          <chart:series chart:attached-axis="primary-y" chart:style-name="ch9" chart:values-cell-range-address="Sheet1.E29:Sheet1.E29" chart:label-cell-address="Sheet1.D29:Sheet1.D29" chart:class="chart:bar">
            <chart:data-point/>
          </chart:series>
          <chart:series chart:attached-axis="primary-y" chart:style-name="ch10" chart:values-cell-range-address="Sheet1.E30:Sheet1.E30" chart:label-cell-address="Sheet1.D30:Sheet1.D30" chart:class="chart:bar">
            <chart:data-point/>
          </chart:series>
          <chart:series chart:attached-axis="secondary-y" chart:style-name="ch11" chart:values-cell-range-address="Sheet1.E31:Sheet1.E31" chart:label-cell-address="Sheet1.D31:Sheet1.D31" chart:class="chart:bar">
            <chart:data-point/>
          </chart:series>
          <chart:series chart:attached-axis="secondary-y" chart:style-name="ch12" chart:values-cell-range-address="Sheet1.E32:Sheet1.E32" chart:label-cell-address="Sheet1.D32:Sheet1.D32" chart:class="chart:bar">
            <chart:data-point/>
          </chart:series>
          <chart:series chart:attached-axis="secondary-y" chart:style-name="ch13" chart:values-cell-range-address="Sheet1.E33:Sheet1.E33" chart:label-cell-address="Sheet1.D33:Sheet1.D33" chart:class="chart:bar"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led</text:p>
                <draw:g>
                  <svg:desc>Sheet1.E27:Sheet1.E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ost p min</text:p>
                <draw:g>
                  <svg:desc>Sheet1.D28:Sheet1.D28</svg:desc>
                </draw:g>
              </table:table-cell>
              <table:table-cell office:value-type="float" office:value="0.0625000000000001">
                <text:p>0.0625000000000001</text:p>
                <draw:g>
                  <svg:desc>Sheet1.E28:Sheet1.E28</svg:desc>
                </draw:g>
              </table:table-cell>
            </table:table-row>
            <table:table-row>
              <table:table-cell office:value-type="string">
                <text:p>Lost p max</text:p>
                <draw:g>
                  <svg:desc>Sheet1.D29:Sheet1.D29</svg:desc>
                </draw:g>
              </table:table-cell>
              <table:table-cell office:value-type="float" office:value="0.285714285714286">
                <text:p>0.285714285714286</text:p>
                <draw:g>
                  <svg:desc>Sheet1.E29:Sheet1.E29</svg:desc>
                </draw:g>
              </table:table-cell>
            </table:table-row>
            <table:table-row>
              <table:table-cell office:value-type="string">
                <text:p>lost p avg</text:p>
                <draw:g>
                  <svg:desc>Sheet1.D30:Sheet1.D30</svg:desc>
                </draw:g>
              </table:table-cell>
              <table:table-cell office:value-type="float" office:value="0.189189189189189">
                <text:p>0.189189189189189</text:p>
                <draw:g>
                  <svg:desc>Sheet1.E30:Sheet1.E30</svg:desc>
                </draw:g>
              </table:table-cell>
            </table:table-row>
            <table:table-row>
              <table:table-cell office:value-type="string">
                <text:p>lifetime max h</text:p>
                <draw:g>
                  <svg:desc>Sheet1.D31:Sheet1.D31</svg:desc>
                </draw:g>
              </table:table-cell>
              <table:table-cell office:value-type="float" office:value="144.53125">
                <text:p>144.53125</text:p>
                <draw:g>
                  <svg:desc>Sheet1.E31:Sheet1.E31</svg:desc>
                </draw:g>
              </table:table-cell>
            </table:table-row>
            <table:table-row>
              <table:table-cell office:value-type="string">
                <text:p>lifetime avg h</text:p>
                <draw:g>
                  <svg:desc>Sheet1.D32:Sheet1.D32</svg:desc>
                </draw:g>
              </table:table-cell>
              <table:table-cell office:value-type="float" office:value="125">
                <text:p>125</text:p>
                <draw:g>
                  <svg:desc>Sheet1.E32:Sheet1.E32</svg:desc>
                </draw:g>
              </table:table-cell>
            </table:table-row>
            <table:table-row>
              <table:table-cell office:value-type="string">
                <text:p>lifetime min h</text:p>
                <draw:g>
                  <svg:desc>Sheet1.D33:Sheet1.D33</svg:desc>
                </draw:g>
              </table:table-cell>
              <table:table-cell office:value-type="float" office:value="110.119047619048">
                <text:p>110.119047619048</text:p>
                <draw:g>
                  <svg:desc>Sheet1.E33:Sheet1.E3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